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f761"/>
    </style:style>
    <style:style style:name="P2" style:family="paragraph" style:parent-style-name="Standard">
      <style:text-properties style:font-name="Liberation Serif" fo:font-size="12pt" fo:font-style="normal" fo:font-weight="normal" officeooo:paragraph-rsid="0012f761" style:font-size-asian="12pt" style:font-style-asian="normal" style:font-weight-asian="normal"/>
    </style:style>
    <style:style style:name="P3" style:family="paragraph" style:parent-style-name="Standard">
      <style:text-properties officeooo:rsid="0013148e" officeooo:paragraph-rsid="0013148e"/>
    </style:style>
    <style:style style:name="P4" style:family="paragraph" style:parent-style-name="Standard">
      <style:text-properties officeooo:rsid="001412c9" officeooo:paragraph-rsid="001412c9"/>
    </style:style>
    <style:style style:name="P5" style:family="paragraph" style:parent-style-name="Standard">
      <style:text-properties officeooo:paragraph-rsid="0012f761"/>
    </style:style>
    <style:style style:name="P6" style:family="paragraph" style:parent-style-name="Standard">
      <style:text-properties style:font-name="Liberation Serif" fo:font-size="12pt" fo:font-style="normal" fo:font-weight="normal" officeooo:paragraph-rsid="0012f761" style:font-size-asian="12pt" style:font-style-asian="normal" style:font-weight-asian="normal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12pt"/>
    </style:style>
    <style:style style:name="P13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33% 58%" fo:font-weight="bold" style:font-weight-asian="bold" style:font-weight-complex="bold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gr1" style:family="graphic">
      <style:graphic-properties draw:stroke="none" svg:stroke-color="#000000" draw:fill="none" draw:fill-color="#ffffff" fo:min-height="5.84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1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4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ffffff" draw:fill-color="#ffffff" draw:textarea-horizontal-align="justify" draw:textarea-vertical-align="middle" draw:auto-grow-height="false" fo:min-height="0.889cm" fo:min-width="2.4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2.3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ffffff" draw:fill-color="#ffffff" draw:textarea-horizontal-align="justify" draw:textarea-vertical-align="middle" draw:auto-grow-height="false" fo:min-height="0.697cm" fo:min-width="2.4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9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000000" draw:marker-start="Arrow" draw:marker-start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color="#ffffff" draw:fill-color="#ffffff" draw:textarea-horizontal-align="justify" draw:textarea-vertical-align="middle" draw:auto-grow-height="false" fo:min-height="1.739cm" fo:min-width="2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1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color="#ffffff" draw:fill-color="#ffffff" draw:textarea-horizontal-align="justify" draw:textarea-vertical-align="middle" draw:auto-grow-height="false" fo:min-height="1.737cm" fo:min-width="2.4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1.2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color="#000000" draw:fill-color="#ffffff" draw:textarea-horizontal-align="justify" draw:textarea-vertical-align="middle" draw:auto-grow-height="false" fo:min-height="5.816cm" fo:min-width="8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8" draw:text-style-name="P9" svg:width="11.339cm" svg:height="8.222cm" svg:x="2.039cm" svg:y="2.52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Shape2" draw:style-name="gr8" draw:text-style-name="P11" svg:x1="6.122cm" svg:y1="2.714cm" svg:x2="6.461cm" svg:y2="2.621cm"><text:p/></draw:line><draw:custom-shape text:anchor-type="paragraph" draw:z-index="2" draw:name="Shape3" draw:style-name="gr15" draw:text-style-name="P9" svg:width="2.458cm" svg:height="1.738cm" svg:x="6.311cm" svg:y="9.747cm"><text:p/><draw:enhanced-geometry svg:viewBox="0 0 21600 21600" draw:type="rectangle" draw:enhanced-path="M 0 0 L 21600 0 21600 21600 0 21600 0 0 Z N"/></draw:custom-shape><draw:frame text:anchor-type="paragraph" draw:z-index="3" draw:name="Shape4" draw:style-name="gr17" draw:text-style-name="P8" svg:width="2.929cm" svg:height="1.228cm" svg:x="6.424cm" svg:y="10.107cm"><draw:text-box><text:p><text:span text:style-name="T3">E-Se-SG</text:span></text:p><text:p><text:span text:style-name="T3">Selenosulfide</text:span></text:p></draw:text-box></draw:frame><draw:frame text:anchor-type="paragraph" draw:z-index="4" draw:name="Shape5" draw:style-name="gr16" draw:text-style-name="P13" svg:width="4.102cm" svg:height="1.463cm" svg:x="5.613cm" svg:y="6.346cm"><draw:text-box><text:p><text:span text:style-name="T5">GPX1 and GPX3</text:span></text:p></draw:text-box></draw:frame><draw:line text:anchor-type="paragraph" draw:z-index="5" draw:name="Shape6" draw:style-name="gr8" draw:text-style-name="P11" svg:x1="12.338cm" svg:y1="4.265cm" svg:x2="12.64cm" svg:y2="4.625cm"><text:p/></draw:line><draw:custom-shape text:anchor-type="paragraph" draw:z-index="6" draw:name="Shape3_0" draw:style-name="gr15" draw:text-style-name="P9" svg:width="2.458cm" svg:height="1.738cm" svg:x="11.599cm" svg:y="7.609cm"><text:p/><draw:enhanced-geometry svg:viewBox="0 0 21600 21600" draw:type="rectangle" draw:enhanced-path="M 0 0 L 21600 0 21600 21600 0 21600 0 0 Z N"/></draw:custom-shape><draw:frame text:anchor-type="paragraph" draw:z-index="7" draw:name="Shape7" draw:style-name="gr14" draw:text-style-name="P8" svg:width="2.59cm" svg:height="1.022cm" svg:x="11.864cm" svg:y="7.948cm"><draw:text-box><text:p><text:span text:style-name="T3">E-SeOH</text:span></text:p><text:p><text:span text:style-name="T3">Selenenic acid</text:span></text:p></draw:text-box></draw:frame><draw:custom-shape text:anchor-type="paragraph" draw:z-index="8" draw:name="Shape3_1" draw:style-name="gr13" draw:text-style-name="P12" svg:width="2.46cm" svg:height="1.74cm" svg:x="6.461cm" svg:y="1.752cm"><text:p/><draw:enhanced-geometry svg:viewBox="0 0 21600 21600" draw:type="rectangle" draw:enhanced-path="M 0 0 L 21600 0 21600 21600 0 21600 0 0 Z N"/></draw:custom-shape><draw:line text:anchor-type="paragraph" draw:z-index="9" draw:name="Shape8" draw:style-name="gr12" draw:text-style-name="P11" svg:x1="2.039cm" svg:y1="6.666cm" svg:x2="2.039cm" svg:y2="7.063cm"><text:p/></draw:line><draw:frame text:anchor-type="paragraph" draw:z-index="10" draw:name="Shape9" draw:style-name="gr11" draw:text-style-name="P8" svg:width="1.89cm" svg:height="0.814cm" svg:x="6.858cm" svg:y="2.298cm"><draw:text-box><text:p><text:span text:style-name="T3">E- SeH</text:span></text:p></draw:text-box></draw:frame><draw:frame text:anchor-type="paragraph" draw:z-index="11" draw:name="Shape10" draw:style-name="gr10" draw:text-style-name="P10" svg:width="4.197cm" svg:height="0.964cm" svg:x="2.245cm" svg:y="0.693cm"><draw:text-box><text:p>Morokuma </text:p></draw:text-box></draw:frame><draw:custom-shape text:anchor-type="paragraph" draw:z-index="12" draw:name="Shape3_2" draw:style-name="gr9" draw:text-style-name="P9" svg:width="2.458cm" svg:height="0.698cm" svg:x="12.167cm" svg:y="5.607cm"><text:p/><draw:enhanced-geometry svg:viewBox="0 0 21600 21600" draw:type="rectangle" draw:enhanced-path="M 0 0 L 21600 0 21600 21600 0 21600 0 0 Z N"/></draw:custom-shape><draw:frame text:anchor-type="paragraph" draw:z-index="13" draw:name="Shape11" draw:style-name="gr4" draw:text-style-name="P10" svg:width="2.666cm" svg:height="0.586cm" svg:x="12.696cm" svg:y="5.719cm"><draw:text-box><text:p><text:span text:style-name="T3">E- Se</text:span><text:span text:style-name="T4">-</text:span><text:span text:style-name="T3"> </text:span></text:p></draw:text-box></draw:frame><draw:line text:anchor-type="paragraph" draw:z-index="14" draw:name="Shape6_0" draw:style-name="gr8" draw:text-style-name="P11" svg:x1="13.282cm" svg:y1="7.271cm" svg:x2="13.169cm" svg:y2="7.724cm"><text:p/></draw:line><draw:frame text:anchor-type="paragraph" draw:z-index="15" draw:name="Shape12" draw:style-name="gr7" draw:text-style-name="P10" svg:width="3.779cm" svg:height="2.364cm" svg:x="14.739cm" svg:y="10.88cm"><draw:text-box><text:p>Gln83/80, Sec49/46, </text:p></draw:text-box></draw:frame><draw:frame text:anchor-type="paragraph" draw:z-index="16" draw:name="Shape11_1" draw:style-name="gr4" draw:text-style-name="P10" svg:width="2.666cm" svg:height="0.586cm" svg:x="12.696cm" svg:y="5.719cm"><draw:text-box><text:p><text:span text:style-name="T3">E- Se</text:span><text:span text:style-name="T4">-</text:span><text:span text:style-name="T3"> </text:span></text:p></draw:text-box></draw:frame><draw:custom-shape text:anchor-type="paragraph" draw:z-index="17" draw:name="Shape3_3" draw:style-name="gr6" draw:text-style-name="P9" svg:width="2.458cm" svg:height="0.89cm" svg:x="0.924cm" svg:y="5.777cm"><text:p/><draw:enhanced-geometry svg:viewBox="0 0 21600 21600" draw:type="rectangle" draw:enhanced-path="M 0 0 L 21600 0 21600 21600 0 21600 0 0 Z N"/></draw:custom-shape><draw:frame text:anchor-type="paragraph" draw:z-index="18" draw:name="Shape13" draw:style-name="gr5" draw:text-style-name="P7" svg:width="1.777cm" svg:height="0.493cm" svg:x="-0.646cm" svg:y="8.423cm"><draw:text-box><text:p/></draw:text-box></draw:frame><draw:frame text:anchor-type="paragraph" draw:z-index="19" draw:name="Shape14" draw:style-name="gr4" draw:text-style-name="P8" svg:width="1.833cm" svg:height="0.586cm" svg:x="1.549cm" svg:y="5.872cm"><draw:text-box><text:p><text:span text:style-name="T3">E-Se</text:span><text:span text:style-name="T4">-</text:span></text:p></draw:text-box></draw:frame></text:p>
      <text:p text:style-name="Standard"/>
      <text:p text:style-name="P1"><draw:frame text:anchor-type="paragraph" draw:z-index="20" draw:name="Shape15" draw:style-name="gr3" draw:text-style-name="P7" svg:width="4.063cm" svg:height="1.153cm" svg:x="12.338cm" svg:y="0.474cm"><draw:text-box><text:p>ROOH + H<text:span text:style-name="T2">2</text:span>O + Gln83</text:p></draw:text-box></draw:frame></text:p>
      <text:p text:style-name="P1"/>
      <text:p text:style-name="P1"/>
      <text:p text:style-name="P1"/>
      <text:p text:style-name="P1"><draw:frame text:anchor-type="paragraph" draw:z-index="21" draw:name="Shape16" draw:style-name="gr2" draw:text-style-name="P7" svg:width="5.349cm" svg:height="0.976cm" svg:x="14.228cm" svg:y="0.247cm"><draw:text-box><text:p>ROOH + H2O + Gln83-H<text:span text:style-name="T1">+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22" draw:name="Shape17" draw:style-name="gr1" draw:text-style-name="P7" svg:width="6.069cm" svg:height="5.845cm" svg:x="6.424cm" svg:y="0.485cm"><draw:text-box><text:p>intermediate</text:p></draw:text-box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Fabian</text:p>
      <text:p text:style-name="P3"/>
      <text:p text:style-name="P3"/>
      <text:p text:style-name="P3"/>
      <text:p text:style-name="P4">1- check the number of arg residue in gpx1 and gpx6</text:p>
      <text:p text:style-name="P4">2 – prepare selenolate ion </text:p>
      <text:p text:style-name="P1"/>
      <text:p text:style-name="P2"><text:s/>Sec49/46</text:p>
      <text:p text:style-name="P2">His79, Arg177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5T15:49:51.710438680</meta:creation-date>
    <dc:date>2024-01-17T19:35:26.060580236</dc:date>
    <meta:editing-duration>PT2H33M1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6" meta:word-count="19" meta:character-count="107" meta:non-whitespace-character-count="89"/>
  </office:meta>
</office:document-meta>
</file>